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  <style:font-face style:name="Calibri-Bold" svg:font-family="Calibri-Bold" style:font-family-generic="system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style:text-autospace="none"/>
      <style:text-properties style:font-name="Calibri Light" style:font-name-asian="Cambria" style:font-name-complex="Cambria" fo:color="#5B9BD5" fo:font-size="11.5pt" style:font-size-asian="11.5pt" style:font-size-complex="11.5pt"/>
    </style:style>
    <style:style style:name="P3" style:parent-style-name="Standard" style:family="paragraph">
      <style:paragraph-properties style:text-autospace="none" fo:text-align="center"/>
      <style:text-properties style:font-name="Calibri Light" style:font-name-asian="Calibri-Bold" style:font-name-complex="Calibri-Bold" fo:font-weight="bold" style:font-weight-asian="bold" style:font-weight-complex="bold" fo:color="#5B9BD5" fo:font-size="18pt" style:font-size-asian="18pt" style:font-size-complex="18pt"/>
    </style:style>
    <style:style style:name="P4" style:parent-style-name="Standard" style:family="paragraph">
      <style:paragraph-properties style:text-autospace="none"/>
      <style:text-properties style:font-name="Calibri Light" style:font-name-asian="Cambria" style:font-name-complex="Cambria" fo:color="#5B9BD5" fo:font-size="13pt" style:font-size-asian="13pt" style:font-size-complex="13pt"/>
    </style:style>
    <style:style style:name="T5" style:parent-style-name="ÊnfaseIntensa" style:family="text">
      <style:text-properties style:font-name="Calibri Light" fo:font-style="normal" style:font-style-asian="normal" fo:font-size="13pt" style:font-size-asian="13pt" style:font-size-complex="13pt"/>
    </style:style>
    <style:style style:name="T6" style:parent-style-name="ÊnfaseIntensa" style:family="text">
      <style:text-properties style:font-name="Calibri Light" fo:font-style="normal" style:font-style-asian="normal" fo:font-size="13pt" style:font-size-asian="13pt" style:font-size-complex="13pt"/>
    </style:style>
    <style:style style:name="P7" style:parent-style-name="Standard" style:family="paragraph">
      <style:paragraph-properties style:text-autospace="none"/>
      <style:text-properties style:font-name="Calibri Light" style:font-name-asian="Cambria" style:font-name-complex="Cambria" fo:color="#5B9BD5" fo:font-size="11.5pt" style:font-size-asian="11.5pt" style:font-size-complex="11.5pt"/>
    </style:style>
    <style:style style:name="P8" style:parent-style-name="Standard" style:family="paragraph">
      <style:paragraph-properties style:text-autospace="none" fo:text-align="center"/>
      <style:text-properties style:font-name="Calibri Light" style:font-name-asian="Calibri-Bold" style:font-name-complex="Calibri-Bold" fo:font-weight="bold" style:font-weight-asian="bold" style:font-weight-complex="bold" fo:color="#5B9BD5" fo:font-size="18pt" style:font-size-asian="18pt" style:font-size-complex="18pt"/>
    </style:style>
    <style:style style:name="P9" style:parent-style-name="Standard" style:family="paragraph">
      <style:paragraph-properties style:text-autospace="none"/>
      <style:text-properties style:font-name="Cambria" style:font-name-asian="Cambria" style:font-name-complex="Cambria" fo:color="#000000" fo:font-size="11.5pt" style:font-size-asian="11.5pt" style:font-size-complex="11.5pt"/>
    </style:style>
    <style:style style:name="T10" style:parent-style-name="Fonteparág.padrão" style:family="text">
      <style:text-properties style:font-name="Cambria" style:font-name-asian="Cambria" style:font-name-complex="Cambria" fo:color="#000000" fo:font-size="11.5pt" style:font-size-asian="11.5pt"/>
    </style:style>
    <style:style style:name="T11" style:parent-style-name="Fonteparág.padrão" style:family="text">
      <style:text-properties style:font-name-asian="Cambria"/>
    </style:style>
    <style:style style:name="P12" style:parent-style-name="Standard" style:family="paragraph">
      <style:paragraph-properties style:text-autospace="none"/>
      <style:text-properties style:font-name="Cambria" style:font-name-asian="Cambria" style:font-name-complex="Cambria" fo:color="#000000" fo:font-size="11.5pt" style:font-size-asian="11.5pt" style:font-size-complex="11.5pt"/>
    </style:style>
    <style:style style:name="P13" style:parent-style-name="Standard" style:family="paragraph">
      <style:paragraph-properties style:text-autospace="none" fo:text-align="center"/>
      <style:text-properties style:font-name="Calibri Light" style:font-name-asian="Calibri-Bold" style:font-name-complex="Calibri-Bold" fo:font-weight="bold" style:font-weight-asian="bold" style:font-weight-complex="bold" fo:color="#5B9BD5" fo:font-size="18pt" style:font-size-asian="18pt" style:font-size-complex="18pt"/>
    </style:style>
    <style:style style:name="P14" style:parent-style-name="Standard" style:family="paragraph">
      <style:paragraph-properties style:text-autospace="none" fo:text-align="center"/>
      <style:text-properties style:font-name="Cambria" style:font-name-asian="Cambria" style:font-name-complex="Cambria" fo:color="#000000" fo:font-size="11.5pt" style:font-size-asian="11.5pt" style:font-size-complex="11.5pt"/>
    </style:style>
    <style:style style:name="P15" style:parent-style-name="Título2" style:family="paragraph">
      <style:text-properties style:font-name-asian="Cambria"/>
    </style:style>
    <style:style style:name="P16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P17" style:parent-style-name="Título2" style:family="paragraph">
      <style:text-properties style:font-name-asian="Cambria"/>
    </style:style>
    <style:style style:name="P18" style:parent-style-name="Título2" style:family="paragraph">
      <style:text-properties style:font-name-asian="Cambria"/>
    </style:style>
    <style:style style:name="P19" style:parent-style-name="Título2" style:family="paragraph">
      <style:text-properties style:font-name-asian="Cambria"/>
    </style:style>
    <style:style style:name="P20" style:parent-style-name="Standard" style:family="paragraph">
      <style:paragraph-properties style:text-autospace="none"/>
      <style:text-properties style:font-name="Cambria" style:font-name-asian="Cambria" style:font-name-complex="Cambria" fo:color="#000000" fo:font-size="11.5pt" style:font-size-asian="11.5pt" style:font-size-complex="11.5pt"/>
    </style:style>
    <style:style style:name="P21" style:parent-style-name="Standard" style:family="paragraph">
      <style:paragraph-properties style:text-autospace="none" fo:text-align="center"/>
      <style:text-properties style:font-name="Calibri Light" style:font-name-asian="Calibri-Bold" style:font-name-complex="Calibri-Bold" fo:font-weight="bold" style:font-weight-asian="bold" style:font-weight-complex="bold" fo:color="#5B9BD5" fo:font-size="18pt" style:font-size-asian="18pt" style:font-size-complex="18pt"/>
    </style:style>
    <style:style style:name="P22" style:parent-style-name="Standard" style:family="paragraph">
      <style:paragraph-properties style:text-autospace="none" fo:text-align="center"/>
      <style:text-properties style:font-name="Calibri-Bold" style:font-name-asian="Calibri-Bold" style:font-name-complex="Calibri-Bold" fo:font-weight="bold" style:font-weight-asian="bold" style:font-weight-complex="bold" fo:color="#335A8A" fo:font-size="15pt" style:font-size-asian="15pt" style:font-size-complex="15pt"/>
    </style:style>
    <style:style style:name="P23" style:parent-style-name="Título2" style:family="paragraph">
      <style:text-properties style:font-name-asian="Cambria"/>
    </style:style>
    <style:style style:name="T24" style:parent-style-name="Fonteparág.padrão" style:family="text">
      <style:text-properties style:font-name-asian="Cambria"/>
    </style:style>
    <style:style style:name="T25" style:parent-style-name="Fonteparág.padrão" style:family="text">
      <style:text-properties style:font-name-asian="Cambria"/>
    </style:style>
  </office:automatic-styles>
  <office:body>
    <office:text text:use-soft-page-breaks="true">
      <text:p text:style-name="P1"/>
      <text:p text:style-name="P3">Introdução</text:p>
      <text:p text:style-name="P4"/>
      <text:p text:style-name="Normal"><text:span text:style-name="T5">Este documento especifica o problema existente na sociedade e a nossa solução para esse problema, fornecendo aos clientes as informações necessárias para adquirir o<text:s/></text:span><text:span text:style-name="T6">projeto e dar inicio a implementação, assim como para a realização dos testes e homologação do sistema.</text:span></text:p>
      <text:p text:style-name="P7"/>
      <text:p text:style-name="P8">O Problema</text:p>
      <text:p text:style-name="P9"/>
      <text:h text:style-name="Título2" text:outline-level="2"><text:span text:style-name="T10"><text:tab/></text:span>Com o passar do tempo muitas pessoas estão tendo grande dificuldade em saber o contato do<text:s/><text:span text:style-name="T11">profissional autônomo que ela precisa.</text:span></text:h>
      <text:p text:style-name="P12"/>
      <text:p text:style-name="P13">A Solução</text:p>
      <text:p text:style-name="P14"/>
      <text:h text:style-name="P15" text:outline-level="2"><text:tab/>O sistema ServeFácil visando resolver a dificuldade que muitas pessoas tem em entrar em contato com profissionais de confiança e qualificados para realização de serviços autônomos,<text:s/>veio para acabar de vez com esse problema. Disponibilizando: Nome, endereço, e-mail e telefone de profissionais nas mais diversas áreas. Tais como: Pedreiro, marceneiro, jardineiro, pintor, diarista, cabeleireira, eletricista, encanador, chaveiro, mecânico etc.</text:h>
      <text:p text:style-name="P16"/>
      <text:h text:style-name="P17" text:outline-level="2"><text:tab/>Esses profissionais são cadastrados em nosso sistema<text:s/>através<text:s/>da internet disponibilizando seus dados em nosso sistema para que todos que acessarem o site tenham acesso a essas informações.</text:h>
      <text:p text:style-name="Normal"/>
      <text:h text:style-name="P18" text:outline-level="2"><text:tab/>As vantagens de utilizar nosso sistema: Nem sempre quando precisamos de serviços autônomos sabemos onde<text:s/>encontrar algum para<text:s/>prestação<text:s/>de serviço<text:s/>desejado.<text:s/>Agora,<text:s/>com o ServeFacil,<text:s/><text:s/>é<text:s/>muito<text:s/>mais<text:s/>simples. É<text:s/>só acessar o site,<text:s/>selecionar o profissional mais perto de você<text:s/>e pronto! Mais<text:s/>facilidade e praticidade para quem precisa de prestador de serviço e<text:s/>uma forma vantajosa para<text:s/>profissionais autônomos exporem, de forma gratuita, suas habilidades e garantir o aumento de sua clientela e, consequentemente, sua renda.<text:s/></text:h>
      <text:p text:style-name="Normal"/>
      <text:h text:style-name="P19" text:outline-level="2"><text:tab/>Nosso publico alvo são prestadores de serviços autônomos que querem melhorar sua quantidade de clientes anunciando seus serviços em nosso site e pessoas que precisão de prestadores de serviços em qualquer hora e em qualquer lugar.</text:h>
      <text:p text:style-name="P20"/>
      <text:p text:style-name="P21">Análise da Concorrência</text:p>
      <text:p text:style-name="P22"/>
      <text:h text:style-name="P23" text:outline-level="2">Há atualmente no mercado uma ferramenta online (sistema) que se propõe a oferecer a mesma funcionalidade e facilidade, porém, sua apresentação mostra pontos altamente negativos no âmbito de confiabilidade e para o contrato de profissionais. <text:s/>Sua apresentação não é atrativa e seus recursos podem ser considerados incompletos.<text:s/></text:h>
      <text:h text:style-name="Título2" text:outline-level="2"><text:a xlink:href="http://www.clubedoautonomo.com.br/" office:target-frame-name="_top" xlink:show="replace"><text:span text:style-name="T24">www.clubedoautonomo.com.br</text:span></text:a><text:span text:style-name="T25"><text:s/></text:span></text:h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  <style:font-face style:name="Calibri-Bold" svg:font-family="Calibri-Bold" style:font-family-generic="system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1666in"/>
      <style:text-properties style:font-name="Calibri Light" style:font-name-asian="Times New Roman" fo:color="#2E74B5" fo:font-size="16pt" style:font-size-asian="16pt" style:font-size-complex="14.5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0277in"/>
      <style:text-properties style:font-name="Calibri Light" style:font-name-asian="Times New Roman" fo:color="#2E74B5" fo:font-size="13pt" style:font-size-asian="13pt" style:font-size-complex="11.5pt" fo:hyphenate="false"/>
    </style: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Título" style:display-name="Título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Subtítulo" style:display-name="Subtítulo" style:family="paragraph" style:parent-style-name="Título" style:next-style-name="Textbody">
      <style:paragraph-properties fo:text-align="center"/>
      <style:text-properties fo:font-style="italic" style:font-style-asian="italic" style:font-style-complex="italic"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Cabeçalho" style:display-name="Cabeçalho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size-complex="10.5pt" fo:hyphenate="false"/>
    </style:style>
    <style:style style:name="HeaderChar" style:display-name="Header Char" style:family="text" style:parent-style-name="Fonteparág.padrão">
      <style:text-properties style:font-size-complex="10.5pt"/>
    </style:style>
    <style:style style:name="Rodapé" style:display-name="Rodapé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size-complex="10.5pt" fo:hyphenate="false"/>
    </style:style>
    <style:style style:name="FooterChar" style:display-name="Footer Char" style:family="text" style:parent-style-name="Fonteparág.padrão">
      <style:text-properties style:font-size-complex="10.5pt"/>
    </style:style>
    <style:style style:name="Heading2Char" style:display-name="Heading 2 Char" style:family="text" style:parent-style-name="Fonteparág.padrão">
      <style:text-properties style:font-name="Calibri Light" style:font-name-asian="Times New Roman" fo:color="#2E74B5" fo:font-size="13pt" style:font-size-asian="13pt" style:font-size-complex="11.5pt"/>
    </style:style>
    <style:style style:name="Heading1Char" style:display-name="Heading 1 Char" style:family="text" style:parent-style-name="Fonteparág.padrão">
      <style:text-properties style:font-name="Calibri Light" style:font-name-asian="Times New Roman" fo:color="#2E74B5" fo:font-size="16pt" style:font-size-asian="16pt" style:font-size-complex="14.5pt"/>
    </style:style>
    <style:style style:name="NormalWeb" style:display-name="Normal (Web)" style:family="paragraph" style:parent-style-name="Normal">
      <style:paragraph-properties fo:widows="2" fo:orphans="2" style:vertical-align="auto" fo:margin-top="0.0694in" fo:margin-bottom="0.0694in"/>
      <style:text-properties style:font-name-asian="Times New Roman" style:font-name-complex="Times New Roman" style:letter-kerning="false" fo:language="en" fo:country="US" style:language-asian="en" style:country-asian="US" style:language-complex="ar" style:country-complex="SA" fo:hyphenate="true"/>
    </style:style>
    <style:style style:name="ÊnfaseIntensa" style:display-name="Ênfase Intensa" style:family="text" style:parent-style-name="Fonteparág.padrão">
      <style:text-properties fo:font-style="italic" style:font-style-asian="italic" style:font-style-complex="italic" fo:color="#5B9BD5"/>
    </style:style>
    <style:style style:name="Textodebalão" style:display-name="Texto de balão" style:family="paragraph" style:parent-style-name="Normal">
      <style:text-properties style:font-name="Tahoma" fo:font-size="8pt" style:font-size-asian="8pt" style:font-size-complex="7pt" fo:hyphenate="false"/>
    </style:style>
    <style:style style:name="TextodebalãoChar" style:display-name="Texto de balão Char" style:family="text" style:parent-style-name="Fonteparág.padrão">
      <style:text-properties style:font-name="Tahoma" fo:font-size="8pt" style:font-size-asian="8pt" style:font-size-complex="7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</text:outline-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T2" style:parent-style-name="Fonteparág.padrão" style:family="text">
      <style:text-properties style:language-asian="pt" style:country-asian="BR" style:language-complex="ar" style:country-complex="SA"/>
    </style:style>
    <style:style style:family="graphic" style:name="a0" style:parent-style-name="Graphics">
      <style:graphic-properties fo:border="0.01042in none" fo:background-color="transparent"/>
    </style:style>
  </office:automatic-styles>
  <office:master-styles>
    <style:master-page style:name="MP0" style:page-layout-name="PL0">
      <style:header>
        <text:p text:style-name="Cabeçalho"><text:span text:style-name="T2"><draw:frame draw:style-name="a0" draw:name="Picture 1" text:anchor-type="as-char" svg:x="0in" svg:y="0in" svg:width="3.125in" svg:height="0.67708in" style:rel-width="scale" style:rel-height="scale"><draw:image xlink:href="media/image1.png" xlink:type="simple" xlink:show="embed" xlink:actuate="onLoad"/><svg:title/><svg:desc/></draw:frame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creator>ALEPE</dc:creator>
    <meta:creation-date>2015-02-28T08:34:00Z</meta:creation-date>
    <dc:date>2015-03-04T14:25:00Z</dc:date>
    <meta:template xlink:href="Normal.dotm" xlink:type="simple"/>
    <meta:editing-cycles>9</meta:editing-cycles>
    <meta:editing-duration>PT6660S</meta:editing-duration>
    <meta:document-statistic meta:page-count="1" meta:paragraph-count="4" meta:word-count="352" meta:character-count="2255" meta:row-count="15" meta:non-whitespace-character-count="1907"/>
  </office:meta>
</office:document-meta>
</file>